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146in"/>
    </style:style>
    <style:style style:name="co3" style:family="table-column">
      <style:table-column-properties fo:break-before="auto" style:column-width="1.5646in"/>
    </style:style>
    <style:style style:name="co4" style:family="table-column">
      <style:table-column-properties fo:break-before="auto" style:column-width="1.1925in"/>
    </style:style>
    <style:style style:name="co5" style:family="table-column">
      <style:table-column-properties fo:break-before="auto" style:column-width="1.1846in"/>
    </style:style>
    <style:style style:name="co6" style:family="table-column">
      <style:table-column-properties fo:break-before="auto" style:column-width="1.1209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36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129"/>
    <style:style style:name="ce4" style:family="table-cell" style:parent-style-name="Default" style:data-style-name="N0"/>
    <style:style style:name="ce3" style:family="table-cell" style:parent-style-name="Default">
      <style:map style:condition="cell-content()=1" style:apply-style-name="Warning" style:base-cell-address="配方.I1"/>
      <style:map style:condition="cell-content()=0" style:apply-style-name="Footnote" style:base-cell-address="配方.I1"/>
    </style:style>
    <style:style style:name="ce5" style:family="table-cell" style:parent-style-name="Default" style:data-style-name="N99">
      <style:map style:condition="cell-content()=1" style:apply-style-name="Warning" style:base-cell-address="配方.I1"/>
      <style:map style:condition="cell-content()=0" style:apply-style-name="Footnote" style:base-cell-address="配方.I1"/>
    </style:style>
    <style:style style:name="ce9" style:family="table-cell" style:parent-style-name="Default" style:data-style-name="N99">
      <style:map style:condition="cell-content()=1" style:apply-style-name="Warning" style:base-cell-address="配方.I1"/>
      <style:map style:condition="cell-content()=0" style:apply-style-name="Footnote" style:base-cell-address="配方.I1"/>
    </style:style>
    <style:style style:name="ce7" style:family="table-cell" style:parent-style-name="Default" style:data-style-name="N0">
      <style:map style:condition="cell-content()=1" style:apply-style-name="Warning" style:base-cell-address="配方.I1"/>
      <style:map style:condition="cell-content()=0" style:apply-style-name="Footnote" style:base-cell-address="配方.I1"/>
    </style:style>
    <style:style style:name="gr1" style:family="graphic" style:parent-style-name="Note">
      <style:graphic-properties fo:min-height="0.6295in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工艺耗能.$A$2:.$A$1048576])" table:allow-empty-cell="true" table:display-list="unsorted" table:base-cell-address="配方.A1">
          <table:error-message table:message-type="stop" table:display="true"/>
        </table:content-validation>
        <table:content-validation table:name="val2" table:base-cell-address="储量.L1">
          <table:error-message table:message-type="stop" table:display="true"/>
        </table:content-validation>
        <table:content-validation table:name="val3" table:condition="of:cell-content-is-in-list(&quot;True&quot;;&quot;False&quot;)" table:allow-empty-cell="false" table:display-list="unsorted" table:base-cell-address="配方.I1">
          <table:error-message table:message-type="stop" table:display="true"/>
        </table:content-validation>
      </table:content-validations>
      <table:table table:name="储量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种类</text:p>
          </table:table-cell>
          <table:table-cell office:value-type="string" calcext:value-type="string">
            <text:p>储量</text:p>
          </table:table-cell>
        </table:table-row>
        <table:table-row table:style-name="ro1">
          <table:table-cell office:value-type="string" calcext:value-type="string">
            <text:p>功率</text:p>
          </table:table-cell>
          <table:table-cell table:formula="of:=200-650" office:value-type="float" office:value="-450" calcext:value-type="float">
            <office:annotation draw:style-name="gr1" svg:width="1.1413in" svg:height="0.7083in" svg:x="2.0142in" svg:y="0in" draw:caption-point-x="-0.2402in" draw:caption-point-y="0.1819in">
              <dc:creator>Unknown Author</dc:creator>
              <dc:date>2026-02-08T17:59:00</dc:date>
              <text:p>默认+环境建筑消耗</text:p>
            </office:annotation>
            <text:p>-450</text:p>
          </table:table-cell>
        </table:table-row>
        <table:table-row table:style-name="ro1">
          <table:table-cell office:value-type="string" calcext:value-type="string">
            <text:p>源矿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紫晶矿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蓝铁矿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调度券目标</text:p>
          </table:table-cell>
          <table:table-cell office:value-type="float" office:value="-279.5" calcext:value-type="float">
            <text:p>-279.5</text:p>
          </table:table-cell>
        </table:table-row>
      </table:table>
      <table:table table:name="配方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" table:default-cell-style-name="ce1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default-cell-style-name="ce4"/>
        <table:table-column table:style-name="co6" table:default-cell-style-name="ce1"/>
        <table:table-column table:style-name="co1" table:default-cell-style-name="ce4"/>
        <table:table-column table:style-name="co1" table:default-cell-style-name="ce7"/>
        <table:table-column table:style-name="co1" table:number-columns-repeated="2" table:default-cell-style-name="ce4"/>
        <table:table-column table:style-name="co1" table:default-cell-style-name="Default"/>
        <table:table-row table:style-name="ro2">
          <table:table-cell office:value-type="string" calcext:value-type="string">
            <text:p>工艺</text:p>
          </table:table-cell>
          <table:table-cell table:content-validation-name="val2" office:value-type="string" calcext:value-type="string">
            <text:p>功率</text:p>
          </table:table-cell>
          <table:table-cell table:content-validation-name="val2" office:value-type="string" calcext:value-type="string">
            <text:p>原料1</text:p>
          </table:table-cell>
          <table:table-cell table:content-validation-name="val2" office:value-type="string" calcext:value-type="string">
            <text:p>原料1每分钟消耗</text:p>
          </table:table-cell>
          <table:table-cell table:content-validation-name="val2" office:value-type="string" calcext:value-type="string">
            <text:p>原料2</text:p>
          </table:table-cell>
          <table:table-cell table:content-validation-name="val2" office:value-type="string" calcext:value-type="string">
            <text:p>原料2每分钟消耗</text:p>
          </table:table-cell>
          <table:table-cell table:content-validation-name="val2" office:value-type="string" calcext:value-type="string">
            <text:p>产物</text:p>
          </table:table-cell>
          <table:table-cell table:content-validation-name="val2" office:value-type="string" calcext:value-type="string">
            <text:p>分钟产率</text:p>
          </table:table-cell>
          <table:table-cell table:style-name="ce3" office:value-type="string" calcext:value-type="string">
            <text:p>禁用</text:p>
          </table:table-cell>
          <table:table-cell table:style-name="Default"/>
          <table:table-cell table:style-name="Default" table:content-validation-name="val2"/>
          <table:table-cell table:content-validation-name="val2"/>
        </table:table-row>
        <table:table-row table:style-name="ro1">
          <table:table-cell table:content-validation-name="val1" office:value-type="string" calcext:value-type="string">
            <text:p>水泵</text:p>
          </table:table-cell>
          <table:table-cell table:content-validation-name="val2" table:formula="of:=OFFSET([$工艺耗能.$B$2]; MATCH([.A2]; [$工艺耗能.$A$2:.$A$1048576]; 0) - 1; 0)" office:value-type="float" office:value="-10" calcext:value-type="float">
            <text:p>-10</text:p>
          </table:table-cell>
          <table:table-cell table:content-validation-name="val2" table:number-columns-repeated="4"/>
          <table:table-cell table:style-name="ce4" table:content-validation-name="val2" office:value-type="string" calcext:value-type="string">
            <text:p>水</text:p>
          </table:table-cell>
          <table:table-cell table:content-validation-name="val2" office:value-type="float" office:value="60" calcext:value-type="float">
            <text:p>6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Default" table:content-validation-name="val2"/>
          <table:table-cell table:content-validation-name="val2" table:number-columns-repeated="2"/>
        </table:table-row>
        <table:table-row table:style-name="ro1">
          <table:table-cell table:content-validation-name="val1" office:value-type="string" calcext:value-type="string">
            <text:p>精炼炉</text:p>
          </table:table-cell>
          <table:table-cell table:content-validation-name="val2" table:formula="of:=OFFSET([$工艺耗能.$B$2]; MATCH([.A3]; [$工艺耗能.$A$2:.$A$1048576]; 0) - 1; 0)" office:value-type="float" office:value="-5" calcext:value-type="float">
            <text:p>-5</text:p>
          </table:table-cell>
          <table:table-cell table:style-name="Default" table:content-validation-name="val2" office:value-type="string" calcext:value-type="string">
            <text:p>蓝铁矿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style-name="Default" table:content-validation-name="val2" office:value-type="string" calcext:value-type="string">
            <text:p>蓝铁块</text:p>
          </table:table-cell>
          <table:table-cell table:content-validation-name="val2" office:value-type="float" office:value="30" calcext:value-type="float">
            <text:p>3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Default" table:content-validation-name="val2"/>
          <table:table-cell table:content-validation-name="val2" table:number-columns-repeated="2"/>
        </table:table-row>
        <table:table-row table:style-name="ro1">
          <table:table-cell table:content-validation-name="val1" office:value-type="string" calcext:value-type="string">
            <text:p>精炼炉</text:p>
          </table:table-cell>
          <table:table-cell table:content-validation-name="val2" table:formula="of:=OFFSET([$工艺耗能.$B$2]; MATCH([.A4]; [$工艺耗能.$A$2:.$A$1048576]; 0) - 1; 0)" office:value-type="float" office:value="-5" calcext:value-type="float">
            <text:p>-5</text:p>
          </table:table-cell>
          <table:table-cell table:content-validation-name="val2" office:value-type="string" calcext:value-type="string">
            <text:p>紫晶矿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style-name="Default" office:value-type="string" calcext:value-type="string">
            <text:p>紫晶纤维</text:p>
          </table:table-cell>
          <table:table-cell table:content-validation-name="val2" office:value-type="float" office:value="30" calcext:value-type="float">
            <text:p>3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精炼炉</text:p>
          </table:table-cell>
          <table:table-cell table:content-validation-name="val2" table:formula="of:=OFFSET([$工艺耗能.$B$2]; MATCH([.A5]; [$工艺耗能.$A$2:.$A$1048576]; 0) - 1; 0)" office:value-type="float" office:value="-5" calcext:value-type="float">
            <text:p>-5</text:p>
          </table:table-cell>
          <table:table-cell table:content-validation-name="val2" office:value-type="string" calcext:value-type="string">
            <text:p>源矿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style-name="Default" office:value-type="string" calcext:value-type="string">
            <text:p>晶体外壳</text:p>
          </table:table-cell>
          <table:table-cell table:content-validation-name="val2" office:value-type="float" office:value="30" calcext:value-type="float">
            <text:p>3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精炼炉</text:p>
          </table:table-cell>
          <table:table-cell table:content-validation-name="val2" table:formula="of:=OFFSET([$工艺耗能.$B$2]; MATCH([.A6]; [$工艺耗能.$A$2:.$A$1048576]; 0) - 1; 0)" office:value-type="float" office:value="-5" calcext:value-type="float">
            <text:p>-5</text:p>
          </table:table-cell>
          <table:table-cell table:content-validation-name="val2" office:value-type="string" calcext:value-type="string">
            <text:p>致密晶体粉末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style-name="Default" office:value-type="string" calcext:value-type="string">
            <text:p>密制晶体</text:p>
          </table:table-cell>
          <table:table-cell table:content-validation-name="val2" office:value-type="float" office:value="30" calcext:value-type="float">
            <text:p>3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精炼炉</text:p>
          </table:table-cell>
          <table:table-cell table:content-validation-name="val2" table:formula="of:=OFFSET([$工艺耗能.$B$2]; MATCH([.A7]; [$工艺耗能.$A$2:.$A$1048576]; 0) - 1; 0)" office:value-type="float" office:value="-5" calcext:value-type="float">
            <text:p>-5</text:p>
          </table:table-cell>
          <table:table-cell table:content-validation-name="val2" office:value-type="string" calcext:value-type="string">
            <text:p>致密蓝铁粉末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style-name="Default" office:value-type="string" calcext:value-type="string">
            <text:p>钢块</text:p>
          </table:table-cell>
          <table:table-cell table:content-validation-name="val2" office:value-type="float" office:value="30" calcext:value-type="float">
            <text:p>3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精炼炉</text:p>
          </table:table-cell>
          <table:table-cell table:content-validation-name="val2" table:formula="of:=OFFSET([$工艺耗能.$B$2]; MATCH([.A8]; [$工艺耗能.$A$2:.$A$1048576]; 0) - 1; 0)" office:value-type="float" office:value="-5" calcext:value-type="float">
            <text:p>-5</text:p>
          </table:table-cell>
          <table:table-cell table:content-validation-name="val2" office:value-type="string" calcext:value-type="string">
            <text:p>高晶粉末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style-name="Default" office:value-type="string" calcext:value-type="string">
            <text:p>高晶纤维</text:p>
          </table:table-cell>
          <table:table-cell table:content-validation-name="val2" office:value-type="float" office:value="30" calcext:value-type="float">
            <text:p>3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精炼炉</text:p>
          </table:table-cell>
          <table:table-cell table:content-validation-name="val2" table:formula="of:=OFFSET([$工艺耗能.$B$2]; MATCH([.A9]; [$工艺耗能.$A$2:.$A$1048576]; 0) - 1; 0)" office:value-type="float" office:value="-5" calcext:value-type="float">
            <text:p>-5</text:p>
          </table:table-cell>
          <table:table-cell table:content-validation-name="val2" office:value-type="string" calcext:value-type="string">
            <text:p>致密碳粉末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style-name="Default" office:value-type="string" calcext:value-type="string">
            <text:p>稳定碳块</text:p>
          </table:table-cell>
          <table:table-cell table:content-validation-name="val2" office:value-type="float" office:value="30" calcext:value-type="float">
            <text:p>3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精炼炉</text:p>
          </table:table-cell>
          <table:table-cell table:content-validation-name="val2" table:formula="of:=OFFSET([$工艺耗能.$B$2]; MATCH([.A10]; [$工艺耗能.$A$2:.$A$1048576]; 0) - 1; 0)" office:value-type="float" office:value="-5" calcext:value-type="float">
            <text:p>-5</text:p>
          </table:table-cell>
          <table:table-cell table:content-validation-name="val2" office:value-type="string" calcext:value-type="string">
            <text:p>致密源石粉末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style-name="Default" office:value-type="string" calcext:value-type="string">
            <text:p>致密晶体粉末</text:p>
          </table:table-cell>
          <table:table-cell table:content-validation-name="val2" office:value-type="float" office:value="30" calcext:value-type="float">
            <text:p>3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精炼炉</text:p>
          </table:table-cell>
          <table:table-cell table:content-validation-name="val2" table:formula="of:=OFFSET([$工艺耗能.$B$2]; MATCH([.A11]; [$工艺耗能.$A$2:.$A$1048576]; 0) - 1; 0)" office:value-type="float" office:value="-5" calcext:value-type="float">
            <text:p>-5</text:p>
          </table:table-cell>
          <table:table-cell table:content-validation-name="val2" office:value-type="string" calcext:value-type="string">
            <text:p>砂叶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碳块</text:p>
          </table:table-cell>
          <table:table-cell table:content-validation-name="val2" office:value-type="float" office:value="30" calcext:value-type="float">
            <text:p>3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精炼炉</text:p>
          </table:table-cell>
          <table:table-cell table:content-validation-name="val2" table:formula="of:=OFFSET([$工艺耗能.$B$2]; MATCH([.A12]; [$工艺耗能.$A$2:.$A$1048576]; 0) - 1; 0)" office:value-type="float" office:value="-5" calcext:value-type="float">
            <text:p>-5</text:p>
          </table:table-cell>
          <table:table-cell table:content-validation-name="val2" office:value-type="string" calcext:value-type="string">
            <text:p>砂叶粉末</text:p>
          </table:table-cell>
          <table:table-cell table:content-validation-name="val2" office:value-type="float" office:value="-90" calcext:value-type="float">
            <text:p>-90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碳粉末</text:p>
          </table:table-cell>
          <table:table-cell table:content-validation-name="val2" office:value-type="float" office:value="60" calcext:value-type="float">
            <text:p>6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精炼炉</text:p>
          </table:table-cell>
          <table:table-cell table:content-validation-name="val2" table:formula="of:=OFFSET([$工艺耗能.$B$2]; MATCH([.A13]; [$工艺耗能.$A$2:.$A$1048576]; 0) - 1; 0)" office:value-type="float" office:value="-5" calcext:value-type="float">
            <text:p>-5</text:p>
          </table:table-cell>
          <table:table-cell table:content-validation-name="val2" office:value-type="string" calcext:value-type="string">
            <text:p>芽针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碳块</text:p>
          </table:table-cell>
          <table:table-cell table:content-validation-name="val2" office:value-type="float" office:value="60" calcext:value-type="float">
            <text:p>6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粉碎机</text:p>
          </table:table-cell>
          <table:table-cell table:content-validation-name="val2" table:formula="of:=OFFSET([$工艺耗能.$B$2]; MATCH([.A14]; [$工艺耗能.$A$2:.$A$1048576]; 0) - 1; 0)" office:value-type="float" office:value="-5" calcext:value-type="float">
            <text:p>-5</text:p>
          </table:table-cell>
          <table:table-cell table:content-validation-name="val2" office:value-type="string" calcext:value-type="string">
            <text:p>蓝铁块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蓝铁粉末</text:p>
          </table:table-cell>
          <table:table-cell table:content-validation-name="val2" office:value-type="float" office:value="30" calcext:value-type="float">
            <text:p>3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粉碎机</text:p>
          </table:table-cell>
          <table:table-cell table:content-validation-name="val2" table:formula="of:=OFFSET([$工艺耗能.$B$2]; MATCH([.A15]; [$工艺耗能.$A$2:.$A$1048576]; 0) - 1; 0)" office:value-type="float" office:value="-5" calcext:value-type="float">
            <text:p>-5</text:p>
          </table:table-cell>
          <table:table-cell table:content-validation-name="val2" office:value-type="string" calcext:value-type="string">
            <text:p>紫晶纤维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紫晶粉末</text:p>
          </table:table-cell>
          <table:table-cell table:content-validation-name="val2" office:value-type="float" office:value="30" calcext:value-type="float">
            <text:p>3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粉碎机</text:p>
          </table:table-cell>
          <table:table-cell table:content-validation-name="val2" table:formula="of:=OFFSET([$工艺耗能.$B$2]; MATCH([.A16]; [$工艺耗能.$A$2:.$A$1048576]; 0) - 1; 0)" office:value-type="float" office:value="-5" calcext:value-type="float">
            <text:p>-5</text:p>
          </table:table-cell>
          <table:table-cell table:content-validation-name="val2" office:value-type="string" calcext:value-type="string">
            <text:p>源矿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style-name="ce4" table:content-validation-name="val2" office:value-type="string" calcext:value-type="string">
            <text:p>源石粉末</text:p>
          </table:table-cell>
          <table:table-cell table:content-validation-name="val2" office:value-type="float" office:value="30" calcext:value-type="float">
            <text:p>3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粉碎机</text:p>
          </table:table-cell>
          <table:table-cell table:content-validation-name="val2" table:formula="of:=OFFSET([$工艺耗能.$B$2]; MATCH([.A17]; [$工艺耗能.$A$2:.$A$1048576]; 0) - 1; 0)" office:value-type="float" office:value="-5" calcext:value-type="float">
            <text:p>-5</text:p>
          </table:table-cell>
          <table:table-cell table:content-validation-name="val2" office:value-type="string" calcext:value-type="string">
            <text:p>碳块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碳粉末</text:p>
          </table:table-cell>
          <table:table-cell table:content-validation-name="val2" office:value-type="float" office:value="60" calcext:value-type="float">
            <text:p>6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粉碎机</text:p>
          </table:table-cell>
          <table:table-cell table:content-validation-name="val2" table:formula="of:=OFFSET([$工艺耗能.$B$2]; MATCH([.A18]; [$工艺耗能.$A$2:.$A$1048576]; 0) - 1; 0)" office:value-type="float" office:value="-5" calcext:value-type="float">
            <text:p>-5</text:p>
          </table:table-cell>
          <table:table-cell table:content-validation-name="val2" office:value-type="string" calcext:value-type="string">
            <text:p>晶体外壳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晶体粉末</text:p>
          </table:table-cell>
          <table:table-cell table:content-validation-name="val2" office:value-type="float" office:value="30" calcext:value-type="float">
            <text:p>3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粉碎机</text:p>
          </table:table-cell>
          <table:table-cell table:content-validation-name="val2" table:formula="of:=OFFSET([$工艺耗能.$B$2]; MATCH([.A19]; [$工艺耗能.$A$2:.$A$1048576]; 0) - 1; 0)" office:value-type="float" office:value="-5" calcext:value-type="float">
            <text:p>-5</text:p>
          </table:table-cell>
          <table:table-cell table:content-validation-name="val2" office:value-type="string" calcext:value-type="string">
            <text:p>砂叶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砂叶粉末</text:p>
          </table:table-cell>
          <table:table-cell table:content-validation-name="val2" office:value-type="float" office:value="90" calcext:value-type="float">
            <text:p>9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粉碎机</text:p>
          </table:table-cell>
          <table:table-cell table:content-validation-name="val2" table:formula="of:=OFFSET([$工艺耗能.$B$2]; MATCH([.A20]; [$工艺耗能.$A$2:.$A$1048576]; 0) - 1; 0)" office:value-type="float" office:value="-5" calcext:value-type="float">
            <text:p>-5</text:p>
          </table:table-cell>
          <table:table-cell table:content-validation-name="val2" office:value-type="string" calcext:value-type="string">
            <text:p>芽针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芽针粉末</text:p>
          </table:table-cell>
          <table:table-cell table:content-validation-name="val2" office:value-type="float" office:value="60" calcext:value-type="float">
            <text:p>6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配件机</text:p>
          </table:table-cell>
          <table:table-cell table:content-validation-name="val2" table:formula="of:=OFFSET([$工艺耗能.$B$2]; MATCH([.A21]; [$工艺耗能.$A$2:.$A$1048576]; 0) - 1; 0)" office:value-type="float" office:value="-20" calcext:value-type="float">
            <text:p>-20</text:p>
          </table:table-cell>
          <table:table-cell table:content-validation-name="val2" office:value-type="string" calcext:value-type="string">
            <text:p>蓝铁块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铁制零件</text:p>
          </table:table-cell>
          <table:table-cell table:content-validation-name="val2" office:value-type="float" office:value="30" calcext:value-type="float">
            <text:p>3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配件机</text:p>
          </table:table-cell>
          <table:table-cell table:content-validation-name="val2" table:formula="of:=OFFSET([$工艺耗能.$B$2]; MATCH([.A22]; [$工艺耗能.$A$2:.$A$1048576]; 0) - 1; 0)" office:value-type="float" office:value="-20" calcext:value-type="float">
            <text:p>-20</text:p>
          </table:table-cell>
          <table:table-cell table:content-validation-name="val2" office:value-type="string" calcext:value-type="string">
            <text:p>紫晶纤维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紫晶零件</text:p>
          </table:table-cell>
          <table:table-cell table:content-validation-name="val2" office:value-type="float" office:value="30" calcext:value-type="float">
            <text:p>3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配件机</text:p>
          </table:table-cell>
          <table:table-cell table:content-validation-name="val2" table:formula="of:=OFFSET([$工艺耗能.$B$2]; MATCH([.A23]; [$工艺耗能.$A$2:.$A$1048576]; 0) - 1; 0)" office:value-type="float" office:value="-20" calcext:value-type="float">
            <text:p>-20</text:p>
          </table:table-cell>
          <table:table-cell table:content-validation-name="val2" office:value-type="string" calcext:value-type="string">
            <text:p>钢块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钢制零件</text:p>
          </table:table-cell>
          <table:table-cell table:content-validation-name="val2" office:value-type="float" office:value="30" calcext:value-type="float">
            <text:p>3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配件机</text:p>
          </table:table-cell>
          <table:table-cell table:content-validation-name="val2" table:formula="of:=OFFSET([$工艺耗能.$B$2]; MATCH([.A24]; [$工艺耗能.$A$2:.$A$1048576]; 0) - 1; 0)" office:value-type="float" office:value="-20" calcext:value-type="float">
            <text:p>-20</text:p>
          </table:table-cell>
          <table:table-cell table:content-validation-name="val2" office:value-type="string" calcext:value-type="string">
            <text:p>高晶纤维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高晶零件</text:p>
          </table:table-cell>
          <table:table-cell table:content-validation-name="val2" office:value-type="float" office:value="30" calcext:value-type="float">
            <text:p>3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塑形机</text:p>
          </table:table-cell>
          <table:table-cell table:content-validation-name="val2" table:formula="of:=OFFSET([$工艺耗能.$B$2]; MATCH([.A25]; [$工艺耗能.$A$2:.$A$1048576]; 0) - 1; 0)" office:value-type="float" office:value="-10" calcext:value-type="float">
            <text:p>-10</text:p>
          </table:table-cell>
          <table:table-cell table:content-validation-name="val2" office:value-type="string" calcext:value-type="string">
            <text:p>蓝铁块</text:p>
          </table:table-cell>
          <table:table-cell table:content-validation-name="val2" office:value-type="float" office:value="-60" calcext:value-type="float">
            <text:p>-60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蓝铁瓶</text:p>
          </table:table-cell>
          <table:table-cell table:content-validation-name="val2" office:value-type="float" office:value="30" calcext:value-type="float">
            <text:p>3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塑形机</text:p>
          </table:table-cell>
          <table:table-cell table:content-validation-name="val2" table:formula="of:=OFFSET([$工艺耗能.$B$2]; MATCH([.A26]; [$工艺耗能.$A$2:.$A$1048576]; 0) - 1; 0)" office:value-type="float" office:value="-10" calcext:value-type="float">
            <text:p>-10</text:p>
          </table:table-cell>
          <table:table-cell table:content-validation-name="val2" office:value-type="string" calcext:value-type="string">
            <text:p>紫晶纤维</text:p>
          </table:table-cell>
          <table:table-cell table:content-validation-name="val2" office:value-type="float" office:value="-60" calcext:value-type="float">
            <text:p>-60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紫晶质瓶</text:p>
          </table:table-cell>
          <table:table-cell table:content-validation-name="val2" office:value-type="float" office:value="30" calcext:value-type="float">
            <text:p>3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塑形机</text:p>
          </table:table-cell>
          <table:table-cell table:content-validation-name="val2" table:formula="of:=OFFSET([$工艺耗能.$B$2]; MATCH([.A27]; [$工艺耗能.$A$2:.$A$1048576]; 0) - 1; 0)" office:value-type="float" office:value="-10" calcext:value-type="float">
            <text:p>-10</text:p>
          </table:table-cell>
          <table:table-cell table:content-validation-name="val2" office:value-type="string" calcext:value-type="string">
            <text:p>钢块</text:p>
          </table:table-cell>
          <table:table-cell table:content-validation-name="val2" office:value-type="float" office:value="-60" calcext:value-type="float">
            <text:p>-60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钢质瓶</text:p>
          </table:table-cell>
          <table:table-cell table:content-validation-name="val2" office:value-type="float" office:value="30" calcext:value-type="float">
            <text:p>3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塑形机</text:p>
          </table:table-cell>
          <table:table-cell table:content-validation-name="val2" table:formula="of:=OFFSET([$工艺耗能.$B$2]; MATCH([.A28]; [$工艺耗能.$A$2:.$A$1048576]; 0) - 1; 0)" office:value-type="float" office:value="-10" calcext:value-type="float">
            <text:p>-10</text:p>
          </table:table-cell>
          <table:table-cell table:content-validation-name="val2" office:value-type="string" calcext:value-type="string">
            <text:p>高晶纤维</text:p>
          </table:table-cell>
          <table:table-cell table:content-validation-name="val2" office:value-type="float" office:value="-60" calcext:value-type="float">
            <text:p>-60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高晶质瓶</text:p>
          </table:table-cell>
          <table:table-cell table:content-validation-name="val2" office:value-type="float" office:value="30" calcext:value-type="float">
            <text:p>3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双种植采种循环</text:p>
          </table:table-cell>
          <table:table-cell table:content-validation-name="val2" table:formula="of:=OFFSET([$工艺耗能.$B$2]; MATCH([.A29]; [$工艺耗能.$A$2:.$A$1048576]; 0) - 1; 0)" office:value-type="float" office:value="-50" calcext:value-type="float">
            <text:p>-50</text:p>
          </table:table-cell>
          <table:table-cell table:content-validation-name="val2" table:number-columns-repeated="4"/>
          <table:table-cell table:content-validation-name="val2" office:value-type="string" calcext:value-type="string">
            <text:p>砂叶</text:p>
          </table:table-cell>
          <table:table-cell table:content-validation-name="val2" office:value-type="float" office:value="30" calcext:value-type="float">
            <text:p>3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单种植采种循环</text:p>
          </table:table-cell>
          <table:table-cell table:content-validation-name="val2" table:formula="of:=OFFSET([$工艺耗能.$B$2]; MATCH([.A30]; [$工艺耗能.$A$2:.$A$1048576]; 0) - 1; 0)" office:value-type="float" office:value="-30" calcext:value-type="float">
            <text:p>-30</text:p>
          </table:table-cell>
          <table:table-cell table:content-validation-name="val2" table:number-columns-repeated="4"/>
          <table:table-cell table:content-validation-name="val2" office:value-type="string" calcext:value-type="string">
            <text:p>砂叶</text:p>
          </table:table-cell>
          <table:table-cell table:content-validation-name="val2" office:value-type="float" office:value="15" calcext:value-type="float">
            <text:p>15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单种植采种循环</text:p>
          </table:table-cell>
          <table:table-cell table:content-validation-name="val2" table:formula="of:=OFFSET([$工艺耗能.$B$2]; MATCH([.A31]; [$工艺耗能.$A$2:.$A$1048576]; 0) - 1; 0)" office:value-type="float" office:value="-30" calcext:value-type="float">
            <text:p>-30</text:p>
          </table:table-cell>
          <table:table-cell table:content-validation-name="val2" office:value-type="string" calcext:value-type="string">
            <text:p>水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芽针粉末</text:p>
          </table:table-cell>
          <table:table-cell table:content-validation-name="val2" office:value-type="float" office:value="30" calcext:value-type="float">
            <text:p>3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灌装机</text:p>
          </table:table-cell>
          <table:table-cell table:content-validation-name="val2" table:formula="of:=OFFSET([$工艺耗能.$B$2]; MATCH([.A32]; [$工艺耗能.$A$2:.$A$1048576]; 0) - 1; 0)" office:value-type="float" office:value="-20" calcext:value-type="float">
            <text:p>-20</text:p>
          </table:table-cell>
          <table:table-cell table:content-validation-name="val2" office:value-type="string" calcext:value-type="string">
            <text:p>蓝铁瓶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office:value-type="string" calcext:value-type="string">
            <text:p>芽针溶液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office:value-type="string" calcext:value-type="string">
            <text:p>蓝铁瓶-芽针溶液</text:p>
          </table:table-cell>
          <table:table-cell table:content-validation-name="val2" office:value-type="float" office:value="30" calcext:value-type="float">
            <text:p>3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封装机</text:p>
          </table:table-cell>
          <table:table-cell table:content-validation-name="val2" table:formula="of:=OFFSET([$工艺耗能.$B$2]; MATCH([.A33]; [$工艺耗能.$A$2:.$A$1048576]; 0) - 1; 0)" office:value-type="float" office:value="-20" calcext:value-type="float">
            <text:p>-20</text:p>
          </table:table-cell>
          <table:table-cell table:content-validation-name="val2" office:value-type="string" calcext:value-type="string">
            <text:p>紫晶零件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office:value-type="string" calcext:value-type="string">
            <text:p>源矿粉末</text:p>
          </table:table-cell>
          <table:table-cell table:content-validation-name="val2" office:value-type="float" office:value="-60" calcext:value-type="float">
            <text:p>-60</text:p>
          </table:table-cell>
          <table:table-cell table:content-validation-name="val2" office:value-type="string" calcext:value-type="string">
            <text:p>低容谷地电池</text:p>
          </table:table-cell>
          <table:table-cell table:content-validation-name="val2" office:value-type="float" office:value="6" calcext:value-type="float">
            <text:p>6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封装机</text:p>
          </table:table-cell>
          <table:table-cell table:content-validation-name="val2" table:formula="of:=OFFSET([$工艺耗能.$B$2]; MATCH([.A34]; [$工艺耗能.$A$2:.$A$1048576]; 0) - 1; 0)" office:value-type="float" office:value="-20" calcext:value-type="float">
            <text:p>-20</text:p>
          </table:table-cell>
          <table:table-cell table:content-validation-name="val2" office:value-type="string" calcext:value-type="string">
            <text:p>铁制零件</text:p>
          </table:table-cell>
          <table:table-cell table:content-validation-name="val2" office:value-type="float" office:value="-60" calcext:value-type="float">
            <text:p>-60</text:p>
          </table:table-cell>
          <table:table-cell table:content-validation-name="val2" office:value-type="string" calcext:value-type="string">
            <text:p>源矿粉末</text:p>
          </table:table-cell>
          <table:table-cell table:content-validation-name="val2" office:value-type="float" office:value="-90" calcext:value-type="float">
            <text:p>-90</text:p>
          </table:table-cell>
          <table:table-cell table:content-validation-name="val2" office:value-type="string" calcext:value-type="string">
            <text:p>中容谷地电池</text:p>
          </table:table-cell>
          <table:table-cell table:content-validation-name="val2" office:value-type="float" office:value="6" calcext:value-type="float">
            <text:p>6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封装机</text:p>
          </table:table-cell>
          <table:table-cell table:content-validation-name="val2" table:formula="of:=OFFSET([$工艺耗能.$B$2]; MATCH([.A35]; [$工艺耗能.$A$2:.$A$1048576]; 0) - 1; 0)" office:value-type="float" office:value="-20" calcext:value-type="float">
            <text:p>-20</text:p>
          </table:table-cell>
          <table:table-cell table:content-validation-name="val2" office:value-type="string" calcext:value-type="string">
            <text:p>钢制零件</text:p>
          </table:table-cell>
          <table:table-cell table:content-validation-name="val2" office:value-type="float" office:value="-60" calcext:value-type="float">
            <text:p>-60</text:p>
          </table:table-cell>
          <table:table-cell table:content-validation-name="val2" office:value-type="string" calcext:value-type="string">
            <text:p>致密源石粉末</text:p>
          </table:table-cell>
          <table:table-cell table:content-validation-name="val2" office:value-type="float" office:value="-90" calcext:value-type="float">
            <text:p>-90</text:p>
          </table:table-cell>
          <table:table-cell table:content-validation-name="val2" office:value-type="string" calcext:value-type="string">
            <text:p>高容谷地电池</text:p>
          </table:table-cell>
          <table:table-cell table:content-validation-name="val2" office:value-type="float" office:value="6" calcext:value-type="float">
            <text:p>6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封装机</text:p>
          </table:table-cell>
          <table:table-cell table:content-validation-name="val2" table:formula="of:=OFFSET([$工艺耗能.$B$2]; MATCH([.A36]; [$工艺耗能.$A$2:.$A$1048576]; 0) - 1; 0)" office:value-type="float" office:value="-20" calcext:value-type="float">
            <text:p>-20</text:p>
          </table:table-cell>
          <table:table-cell table:content-validation-name="val2" office:value-type="string" calcext:value-type="string">
            <text:p>铁制零件</text:p>
          </table:table-cell>
          <table:table-cell table:content-validation-name="val2" office:value-type="float" office:value="-60" calcext:value-type="float">
            <text:p>-60</text:p>
          </table:table-cell>
          <table:table-cell table:content-validation-name="val2" office:value-type="string" calcext:value-type="string">
            <text:p>蓝铁瓶-芽针溶液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office:value-type="string" calcext:value-type="string">
            <text:p>芽针针剂</text:p>
          </table:table-cell>
          <table:table-cell table:content-validation-name="val2" office:value-type="float" office:value="6" calcext:value-type="float">
            <text:p>6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封装机</text:p>
          </table:table-cell>
          <table:table-cell table:content-validation-name="val2" table:formula="of:=OFFSET([$工艺耗能.$B$2]; MATCH([.A37]; [$工艺耗能.$A$2:.$A$1048576]; 0) - 1; 0)" office:value-type="float" office:value="-20" calcext:value-type="float">
            <text:p>-20</text:p>
          </table:table-cell>
          <table:table-cell table:content-validation-name="val2" office:value-type="string" calcext:value-type="string">
            <text:p>息壤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office:value-type="string" calcext:value-type="string">
            <text:p>致密源石粉末</text:p>
          </table:table-cell>
          <table:table-cell table:content-validation-name="val2" office:value-type="float" office:value="-90" calcext:value-type="float">
            <text:p>-90</text:p>
          </table:table-cell>
          <table:table-cell table:content-validation-name="val2" office:value-type="string" calcext:value-type="string">
            <text:p>低容武陵电池</text:p>
          </table:table-cell>
          <table:table-cell table:content-validation-name="val2" office:value-type="float" office:value="6" calcext:value-type="float">
            <text:p>6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研磨机</text:p>
          </table:table-cell>
          <table:table-cell table:content-validation-name="val2" table:formula="of:=OFFSET([$工艺耗能.$B$2]; MATCH([.A38]; [$工艺耗能.$A$2:.$A$1048576]; 0) - 1; 0)" office:value-type="float" office:value="-50" calcext:value-type="float">
            <text:p>-50</text:p>
          </table:table-cell>
          <table:table-cell table:style-name="ce1" table:content-validation-name="val2" office:value-type="string" calcext:value-type="string">
            <text:p>蓝铁粉末</text:p>
          </table:table-cell>
          <table:table-cell table:content-validation-name="val2" office:value-type="float" office:value="-60" calcext:value-type="float">
            <text:p>-60</text:p>
          </table:table-cell>
          <table:table-cell table:style-name="ce1" table:content-validation-name="val2" office:value-type="string" calcext:value-type="string">
            <text:p>砂叶粉末</text:p>
          </table:table-cell>
          <table:table-cell table:content-validation-name="val2" office:value-type="float" office:value="-30" calcext:value-type="float">
            <text:p>-30</text:p>
          </table:table-cell>
          <table:table-cell table:style-name="ce4" table:content-validation-name="val2" office:value-type="string" calcext:value-type="string">
            <text:p>致密蓝铁粉末</text:p>
          </table:table-cell>
          <table:table-cell table:content-validation-name="val2" office:value-type="float" office:value="30" calcext:value-type="float">
            <text:p>3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研磨机</text:p>
          </table:table-cell>
          <table:table-cell table:content-validation-name="val2" table:formula="of:=OFFSET([$工艺耗能.$B$2]; MATCH([.A39]; [$工艺耗能.$A$2:.$A$1048576]; 0) - 1; 0)" office:value-type="float" office:value="-50" calcext:value-type="float">
            <text:p>-50</text:p>
          </table:table-cell>
          <table:table-cell table:style-name="ce1" table:content-validation-name="val2" office:value-type="string" calcext:value-type="string">
            <text:p>紫晶粉末</text:p>
          </table:table-cell>
          <table:table-cell table:content-validation-name="val2" office:value-type="float" office:value="-60" calcext:value-type="float">
            <text:p>-60</text:p>
          </table:table-cell>
          <table:table-cell table:style-name="ce1" table:content-validation-name="val2" office:value-type="string" calcext:value-type="string">
            <text:p>砂叶粉末</text:p>
          </table:table-cell>
          <table:table-cell table:content-validation-name="val2" office:value-type="float" office:value="-30" calcext:value-type="float">
            <text:p>-30</text:p>
          </table:table-cell>
          <table:table-cell table:style-name="ce4" table:content-validation-name="val2" office:value-type="string" calcext:value-type="string">
            <text:p>高晶粉末</text:p>
          </table:table-cell>
          <table:table-cell table:content-validation-name="val2" office:value-type="float" office:value="30" calcext:value-type="float">
            <text:p>3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研磨机</text:p>
          </table:table-cell>
          <table:table-cell table:content-validation-name="val2" table:formula="of:=OFFSET([$工艺耗能.$B$2]; MATCH([.A40]; [$工艺耗能.$A$2:.$A$1048576]; 0) - 1; 0)" office:value-type="float" office:value="-50" calcext:value-type="float">
            <text:p>-50</text:p>
          </table:table-cell>
          <table:table-cell table:content-validation-name="val2" office:value-type="string" calcext:value-type="string">
            <text:p>源石粉末</text:p>
          </table:table-cell>
          <table:table-cell table:content-validation-name="val2" office:value-type="float" office:value="-60" calcext:value-type="float">
            <text:p>-60</text:p>
          </table:table-cell>
          <table:table-cell table:style-name="ce1" table:content-validation-name="val2" office:value-type="string" calcext:value-type="string">
            <text:p>砂叶粉末</text:p>
          </table:table-cell>
          <table:table-cell table:style-name="Default" office:value-type="float" office:value="-30" calcext:value-type="float">
            <text:p>-30</text:p>
          </table:table-cell>
          <table:table-cell table:style-name="ce4" table:content-validation-name="val2" office:value-type="string" calcext:value-type="string">
            <text:p>致密源石粉末</text:p>
          </table:table-cell>
          <table:table-cell table:content-validation-name="val2" office:value-type="float" office:value="30" calcext:value-type="float">
            <text:p>3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研磨机</text:p>
          </table:table-cell>
          <table:table-cell table:content-validation-name="val2" table:formula="of:=OFFSET([$工艺耗能.$B$2]; MATCH([.A41]; [$工艺耗能.$A$2:.$A$1048576]; 0) - 1; 0)" office:value-type="float" office:value="-50" calcext:value-type="float">
            <text:p>-50</text:p>
          </table:table-cell>
          <table:table-cell table:style-name="ce1" table:content-validation-name="val2" office:value-type="string" calcext:value-type="string">
            <text:p>碳粉末</text:p>
          </table:table-cell>
          <table:table-cell table:content-validation-name="val2" office:value-type="float" office:value="-60" calcext:value-type="float">
            <text:p>-60</text:p>
          </table:table-cell>
          <table:table-cell table:style-name="ce1" table:content-validation-name="val2" office:value-type="string" calcext:value-type="string">
            <text:p>砂叶粉末</text:p>
          </table:table-cell>
          <table:table-cell table:content-validation-name="val2" office:value-type="float" office:value="-30" calcext:value-type="float">
            <text:p>-30</text:p>
          </table:table-cell>
          <table:table-cell table:style-name="ce4" table:content-validation-name="val2" office:value-type="string" calcext:value-type="string">
            <text:p>致密碳粉末</text:p>
          </table:table-cell>
          <table:table-cell table:content-validation-name="val2" office:value-type="float" office:value="30" calcext:value-type="float">
            <text:p>3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研磨机</text:p>
          </table:table-cell>
          <table:table-cell table:content-validation-name="val2" table:formula="of:=OFFSET([$工艺耗能.$B$2]; MATCH([.A42]; [$工艺耗能.$A$2:.$A$1048576]; 0) - 1; 0)" office:value-type="float" office:value="-50" calcext:value-type="float">
            <text:p>-50</text:p>
          </table:table-cell>
          <table:table-cell table:style-name="ce1" table:content-validation-name="val2" office:value-type="string" calcext:value-type="string">
            <text:p>晶体粉末</text:p>
          </table:table-cell>
          <table:table-cell table:content-validation-name="val2" office:value-type="float" office:value="-60" calcext:value-type="float">
            <text:p>-60</text:p>
          </table:table-cell>
          <table:table-cell table:style-name="ce1" table:content-validation-name="val2" office:value-type="string" calcext:value-type="string">
            <text:p>砂叶粉末</text:p>
          </table:table-cell>
          <table:table-cell table:content-validation-name="val2" office:value-type="float" office:value="-30" calcext:value-type="float">
            <text:p>-30</text:p>
          </table:table-cell>
          <table:table-cell table:style-name="ce4" table:content-validation-name="val2" office:value-type="string" calcext:value-type="string">
            <text:p>致密晶体粉末</text:p>
          </table:table-cell>
          <table:table-cell table:content-validation-name="val2" office:value-type="float" office:value="30" calcext:value-type="float">
            <text:p>3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反应池</text:p>
          </table:table-cell>
          <table:table-cell table:content-validation-name="val2" table:formula="of:=OFFSET([$工艺耗能.$B$2]; MATCH([.A43]; [$工艺耗能.$A$2:.$A$1048576]; 0) - 1; 0)" office:value-type="float" office:value="-50" calcext:value-type="float">
            <text:p>-50</text:p>
          </table:table-cell>
          <table:table-cell table:content-validation-name="val2" office:value-type="string" calcext:value-type="string">
            <text:p>芽针粉末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office:value-type="string" calcext:value-type="string">
            <text:p>水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office:value-type="string" calcext:value-type="string">
            <text:p>芽针溶液</text:p>
          </table:table-cell>
          <table:table-cell table:content-validation-name="val2" office:value-type="float" office:value="30" calcext:value-type="float">
            <text:p>3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天有洪炉</text:p>
          </table:table-cell>
          <table:table-cell table:content-validation-name="val2" table:formula="of:=OFFSET([$工艺耗能.$B$2]; MATCH([.A44]; [$工艺耗能.$A$2:.$A$1048576]; 0) - 1; 0)" office:value-type="float" office:value="-50" calcext:value-type="float">
            <text:p>-50</text:p>
          </table:table-cell>
          <table:table-cell table:content-validation-name="val2" office:value-type="string" calcext:value-type="string">
            <text:p>稳定碳块</text:p>
          </table:table-cell>
          <table:table-cell table:content-validation-name="val2" office:value-type="float" office:value="-60" calcext:value-type="float">
            <text:p>-60</text:p>
          </table:table-cell>
          <table:table-cell table:content-validation-name="val2" office:value-type="string" calcext:value-type="string">
            <text:p>水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office:value-type="string" calcext:value-type="string">
            <text:p>息壤</text:p>
          </table:table-cell>
          <table:table-cell table:content-validation-name="val2" office:value-type="float" office:value="30" calcext:value-type="float">
            <text:p>3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装备原件机</text:p>
          </table:table-cell>
          <table:table-cell table:content-validation-name="val2" table:formula="of:=OFFSET([$工艺耗能.$B$2]; MATCH([.A45]; [$工艺耗能.$A$2:.$A$1048576]; 0) - 1; 0)" office:value-type="float" office:value="-10" calcext:value-type="float">
            <text:p>-10</text:p>
          </table:table-cell>
          <table:table-cell table:content-validation-name="val2" office:value-type="string" calcext:value-type="string">
            <text:p>密制晶体</text:p>
          </table:table-cell>
          <table:table-cell table:content-validation-name="val2" office:value-type="float" office:value="-60" calcext:value-type="float">
            <text:p>-60</text:p>
          </table:table-cell>
          <table:table-cell table:content-validation-name="val2" office:value-type="string" calcext:value-type="string">
            <text:p>息壤</text:p>
          </table:table-cell>
          <table:table-cell table:content-validation-name="val2" office:value-type="float" office:value="-60" calcext:value-type="float">
            <text:p>-60</text:p>
          </table:table-cell>
          <table:table-cell table:content-validation-name="val2" office:value-type="string" calcext:value-type="string">
            <text:p>息壤装备原件</text:p>
          </table:table-cell>
          <table:table-cell table:content-validation-name="val2" office:value-type="float" office:value="6" calcext:value-type="float">
            <text:p>6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热能池-源矿</text:p>
          </table:table-cell>
          <table:table-cell table:content-validation-name="val2" table:formula="of:=OFFSET([$工艺耗能.$B$2]; MATCH([.A46]; [$工艺耗能.$A$2:.$A$1048576]; 0) - 1; 0)" office:value-type="float" office:value="50" calcext:value-type="float">
            <text:p>50</text:p>
          </table:table-cell>
          <table:table-cell table:content-validation-name="val2" office:value-type="string" calcext:value-type="string">
            <text:p>源矿</text:p>
          </table:table-cell>
          <table:table-cell table:content-validation-name="val2" office:value-type="float" office:value="-7.5" calcext:value-type="float">
            <text:p>-7.5</text:p>
          </table:table-cell>
          <table:table-cell table:content-validation-name="val2" table:number-columns-repeated="4"/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热能池-低容谷地电池</text:p>
          </table:table-cell>
          <table:table-cell table:content-validation-name="val2" table:formula="of:=OFFSET([$工艺耗能.$B$2]; MATCH([.A47]; [$工艺耗能.$A$2:.$A$1048576]; 0) - 1; 0)" office:value-type="float" office:value="220" calcext:value-type="float">
            <text:p>220</text:p>
          </table:table-cell>
          <table:table-cell table:style-name="ce1" table:content-validation-name="val2" office:value-type="string" calcext:value-type="string">
            <text:p>低容谷地电池</text:p>
          </table:table-cell>
          <table:table-cell table:content-validation-name="val2" office:value-type="float" office:value="-1.5" calcext:value-type="float">
            <text:p>-1.5</text:p>
          </table:table-cell>
          <table:table-cell table:content-validation-name="val2" table:number-columns-repeated="4"/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热能池-中容谷地电池</text:p>
          </table:table-cell>
          <table:table-cell table:content-validation-name="val2" table:formula="of:=OFFSET([$工艺耗能.$B$2]; MATCH([.A48]; [$工艺耗能.$A$2:.$A$1048576]; 0) - 1; 0)" office:value-type="float" office:value="420" calcext:value-type="float">
            <text:p>420</text:p>
          </table:table-cell>
          <table:table-cell table:style-name="ce1" table:content-validation-name="val2" office:value-type="string" calcext:value-type="string">
            <text:p>中容谷地电池</text:p>
          </table:table-cell>
          <table:table-cell table:content-validation-name="val2" office:value-type="float" office:value="-1.5" calcext:value-type="float">
            <text:p>-1.5</text:p>
          </table:table-cell>
          <table:table-cell table:content-validation-name="val2" table:number-columns-repeated="4"/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热能池-高容谷地电池</text:p>
          </table:table-cell>
          <table:table-cell table:content-validation-name="val2" table:formula="of:=OFFSET([$工艺耗能.$B$2]; MATCH([.A49]; [$工艺耗能.$A$2:.$A$1048576]; 0) - 1; 0)" office:value-type="float" office:value="1100" calcext:value-type="float">
            <text:p>1100</text:p>
          </table:table-cell>
          <table:table-cell table:style-name="ce1" table:content-validation-name="val2" office:value-type="string" calcext:value-type="string">
            <text:p>高容谷地电池</text:p>
          </table:table-cell>
          <table:table-cell table:content-validation-name="val2" office:value-type="float" office:value="-1.5" calcext:value-type="float">
            <text:p>-1.5</text:p>
          </table:table-cell>
          <table:table-cell table:content-validation-name="val2" table:number-columns-repeated="4"/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热能池-低容武陵电池</text:p>
          </table:table-cell>
          <table:table-cell table:content-validation-name="val2" table:formula="of:=OFFSET([$工艺耗能.$B$2]; MATCH([.A50]; [$工艺耗能.$A$2:.$A$1048576]; 0) - 1; 0)" office:value-type="float" office:value="1600" calcext:value-type="float">
            <text:p>1600</text:p>
          </table:table-cell>
          <table:table-cell table:style-name="ce1" table:content-validation-name="val2" office:value-type="string" calcext:value-type="string">
            <text:p>低容武陵电池</text:p>
          </table:table-cell>
          <table:table-cell table:content-validation-name="val2" office:value-type="float" office:value="-1.5" calcext:value-type="float">
            <text:p>-1.5</text:p>
          </table:table-cell>
          <table:table-cell table:content-validation-name="val2" table:number-columns-repeated="4"/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51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1/60" office:value-type="float" office:value="-0.0166666666666667" calcext:value-type="float">
            <text:p>-0.0166666666666667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蓝铁矿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52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1/60" office:value-type="float" office:value="-0.0166666666666667" calcext:value-type="float">
            <text:p>-0.0166666666666667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紫晶矿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53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1/60" office:value-type="float" office:value="-0.0166666666666667" calcext:value-type="float">
            <text:p>-0.0166666666666667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源矿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54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5/60" office:value-type="float" office:value="-0.0833333333333333" calcext:value-type="float">
            <text:p>-0.0833333333333333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钢质瓶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style-name="ce9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55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2/60" office:value-type="float" office:value="-0.0333333333333333" calcext:value-type="float">
            <text:p>-0.0333333333333333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蓝铁瓶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style-name="ce9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56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2/60" office:value-type="float" office:value="-0.0333333333333333" calcext:value-type="float">
            <text:p>-0.0333333333333333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紫晶质瓶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style-name="ce9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57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2/60" office:value-type="float" office:value="-0.0333333333333333" calcext:value-type="float">
            <text:p>-0.0333333333333333</text:p>
          </table:table-cell>
          <table:table-cell table:content-validation-name="val2" table:number-columns-repeated="2"/>
          <table:table-cell table:style-name="Default" office:value-type="string" calcext:value-type="string">
            <text:p>钢块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style-name="ce9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58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2/60" office:value-type="float" office:value="-0.0333333333333333" calcext:value-type="float">
            <text:p>-0.0333333333333333</text:p>
          </table:table-cell>
          <table:table-cell table:content-validation-name="val2" table:number-columns-repeated="2"/>
          <table:table-cell table:style-name="Default" office:value-type="string" calcext:value-type="string">
            <text:p>高晶纤维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style-name="ce9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59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2/60" office:value-type="float" office:value="-0.0333333333333333" calcext:value-type="float">
            <text:p>-0.0333333333333333</text:p>
          </table:table-cell>
          <table:table-cell table:content-validation-name="val2" table:number-columns-repeated="2"/>
          <table:table-cell table:style-name="Default" office:value-type="string" calcext:value-type="string">
            <text:p>密制晶体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style-name="ce9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60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2/60" office:value-type="float" office:value="-0.0333333333333333" calcext:value-type="float">
            <text:p>-0.0333333333333333</text:p>
          </table:table-cell>
          <table:table-cell table:content-validation-name="val2" table:number-columns-repeated="2"/>
          <table:table-cell table:style-name="ce4" table:content-validation-name="val2" office:value-type="string" calcext:value-type="string">
            <text:p>致密蓝铁粉末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style-name="ce9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61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2/60" office:value-type="float" office:value="-0.0333333333333333" calcext:value-type="float">
            <text:p>-0.0333333333333333</text:p>
          </table:table-cell>
          <table:table-cell table:content-validation-name="val2" table:number-columns-repeated="2"/>
          <table:table-cell table:style-name="ce4" table:content-validation-name="val2" office:value-type="string" calcext:value-type="string">
            <text:p>高晶粉末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style-name="ce9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62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2/60" office:value-type="float" office:value="-0.0333333333333333" calcext:value-type="float">
            <text:p>-0.0333333333333333</text:p>
          </table:table-cell>
          <table:table-cell table:content-validation-name="val2"/>
          <table:table-cell table:style-name="Default"/>
          <table:table-cell table:style-name="ce4" table:content-validation-name="val2" office:value-type="string" calcext:value-type="string">
            <text:p>致密晶体粉末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style-name="ce9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63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2/60" office:value-type="float" office:value="-0.0333333333333333" calcext:value-type="float">
            <text:p>-0.0333333333333333</text:p>
          </table:table-cell>
          <table:table-cell table:content-validation-name="val2" table:number-columns-repeated="2"/>
          <table:table-cell table:style-name="ce4" table:content-validation-name="val2" office:value-type="string" calcext:value-type="string">
            <text:p>致密碳粉末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style-name="ce9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64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2/60" office:value-type="float" office:value="-0.0333333333333333" calcext:value-type="float">
            <text:p>-0.0333333333333333</text:p>
          </table:table-cell>
          <table:table-cell table:content-validation-name="val2" table:number-columns-repeated="2"/>
          <table:table-cell table:style-name="ce4" table:content-validation-name="val2" office:value-type="string" calcext:value-type="string">
            <text:p>致密源石粉末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style-name="ce9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65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20/60" office:value-type="float" office:value="-0.333333333333333" calcext:value-type="float">
            <text:p>-0.333333333333333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低容谷地电池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style-name="ce9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66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20/60" office:value-type="float" office:value="-0.333333333333333" calcext:value-type="float">
            <text:p>-0.333333333333333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中容谷地电池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style-name="ce9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67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50/60" office:value-type="float" office:value="-0.833333333333333" calcext:value-type="float">
            <text:p>-0.833333333333333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高容谷地电池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style-name="ce9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68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20/60" office:value-type="float" office:value="-0.333333333333333" calcext:value-type="float">
            <text:p>-0.333333333333333</text:p>
          </table:table-cell>
          <table:table-cell table:content-validation-name="val2" table:number-columns-repeated="2"/>
          <table:table-cell table:style-name="Default" office:value-type="string" calcext:value-type="string">
            <text:p>钢块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style-name="ce9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69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20/60" office:value-type="float" office:value="-0.333333333333333" calcext:value-type="float">
            <text:p>-0.333333333333333</text:p>
          </table:table-cell>
          <table:table-cell table:content-validation-name="val2" table:number-columns-repeated="2"/>
          <table:table-cell table:style-name="Default" office:value-type="string" calcext:value-type="string">
            <text:p>高晶纤维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style-name="ce9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70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20/60" office:value-type="float" office:value="-0.333333333333333" calcext:value-type="float">
            <text:p>-0.333333333333333</text:p>
          </table:table-cell>
          <table:table-cell table:content-validation-name="val2" table:number-columns-repeated="2"/>
          <table:table-cell table:style-name="Default" office:value-type="string" calcext:value-type="string">
            <text:p>稳定碳块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style-name="ce9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71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20/60" office:value-type="float" office:value="-0.333333333333333" calcext:value-type="float">
            <text:p>-0.333333333333333</text:p>
          </table:table-cell>
          <table:table-cell table:content-validation-name="val2" table:number-columns-repeated="2"/>
          <table:table-cell table:style-name="Default" office:value-type="string" calcext:value-type="string">
            <text:p>致密晶体粉末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style-name="ce9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72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1/60" office:value-type="float" office:value="-0.0166666666666667" calcext:value-type="float">
            <text:p>-0.0166666666666667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铁制零件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style-name="ce9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73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1/60" office:value-type="float" office:value="-0.0166666666666667" calcext:value-type="float">
            <text:p>-0.0166666666666667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紫晶零件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style-name="ce9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74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2/60" office:value-type="float" office:value="-0.0333333333333333" calcext:value-type="float">
            <text:p>-0.0333333333333333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钢制零件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style-name="ce9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75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2/60" office:value-type="float" office:value="-0.0333333333333333" calcext:value-type="float">
            <text:p>-0.0333333333333333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高晶零件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style-name="ce9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76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1/60" office:value-type="float" office:value="-0.0166666666666667" calcext:value-type="float">
            <text:p>-0.0166666666666667</text:p>
          </table:table-cell>
          <table:table-cell table:content-validation-name="val2" table:number-columns-repeated="2"/>
          <table:table-cell table:style-name="Default" table:content-validation-name="val2" office:value-type="string" calcext:value-type="string">
            <text:p>蓝铁块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style-name="ce9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77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1/60" office:value-type="float" office:value="-0.0166666666666667" calcext:value-type="float">
            <text:p>-0.0166666666666667</text:p>
          </table:table-cell>
          <table:table-cell table:content-validation-name="val2" table:number-columns-repeated="2"/>
          <table:table-cell table:style-name="Default" office:value-type="string" calcext:value-type="string">
            <text:p>紫晶纤维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style-name="ce9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78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1/60" office:value-type="float" office:value="-0.0166666666666667" calcext:value-type="float">
            <text:p>-0.0166666666666667</text:p>
          </table:table-cell>
          <table:table-cell table:content-validation-name="val2" table:number-columns-repeated="2"/>
          <table:table-cell table:style-name="Default" office:value-type="string" calcext:value-type="string">
            <text:p>晶体外壳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style-name="ce9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 table:number-rows-repeated="1048497">
          <table:table-cell table:content-validation-name="val1"/>
          <table:table-cell table:content-validation-name="val2" table:number-columns-repeated="7"/>
          <table:table-cell table:content-validation-name="val3"/>
          <table:table-cell table:content-validation-name="val2" table:number-columns-repeated="3"/>
        </table:table-row>
        <table:table-row table:style-name="ro1">
          <table:table-cell table:content-validation-name="val1"/>
          <table:table-cell table:content-validation-name="val2" table:number-columns-repeated="7"/>
          <table:table-cell table:content-validation-name="val3"/>
          <table:table-cell table:content-validation-name="val2" table:number-columns-repeated="3"/>
        </table:table-row>
        <calcext:conditional-formats>
          <calcext:conditional-format calcext:target-range-address="配方.I55:配方.I1048576 配方.I1:配方.I53">
            <calcext:condition calcext:apply-style-name="Warning" calcext:value="=1" calcext:base-cell-address="配方.I1"/>
            <calcext:condition calcext:apply-style-name="Footnote" calcext:value="=0" calcext:base-cell-address="配方.I1"/>
          </calcext:conditional-format>
          <calcext:conditional-format calcext:target-range-address="配方.I54:配方.I78">
            <calcext:condition calcext:apply-style-name="Warning" calcext:value="=1" calcext:base-cell-address="配方.I54"/>
            <calcext:condition calcext:apply-style-name="Footnote" calcext:value="=0" calcext:base-cell-address="配方.I54"/>
          </calcext:conditional-format>
        </calcext:conditional-formats>
      </table:table>
      <table:table table:name="工艺耗能" table:style-name="ta1"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工艺</text:p>
          </table:table-cell>
          <table:table-cell office:value-type="string" calcext:value-type="string">
            <text:p>功率</text:p>
          </table:table-cell>
        </table:table-row>
        <table:table-row table:style-name="ro1">
          <table:table-cell office:value-type="string" calcext:value-type="string">
            <text:p>水泵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精炼炉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粉碎机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配件机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塑形机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双种植采种循环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单种植采种循环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string" calcext:value-type="string">
            <text:p>装备原件机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灌装机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封装机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研磨机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反应池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天有洪炉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拆解机</text:p>
          </table:table-cell>
          <table:table-cell office:value-type="float" office:value="-20" calcext:value-type="float">
            <text:p>-20</text:p>
          </table:table-cell>
        </table:table-row>
        <table:table-row table:style-name="ro3">
          <table:table-cell office:value-type="string" calcext:value-type="string">
            <text:p>热能池-源矿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string" calcext:value-type="string">
            <text:p>热能池-低容谷地电池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string" calcext:value-type="string">
            <text:p>热能池-中容谷地电池</text:p>
          </table:table-cell>
          <table:table-cell office:value-type="float" office:value="420" calcext:value-type="float">
            <text:p>420</text:p>
          </table:table-cell>
        </table:table-row>
        <table:table-row table:style-name="ro3">
          <table:table-cell office:value-type="string" calcext:value-type="string">
            <text:p>热能池-高容谷地电池</text:p>
          </table:table-cell>
          <table:table-cell office:value-type="float" office:value="1100" calcext:value-type="float">
            <text:p>1100</text:p>
          </table:table-cell>
        </table:table-row>
        <table:table-row table:style-name="ro3">
          <table:table-cell office:value-type="string" calcext:value-type="string">
            <text:p>热能池-低容武陵电池</text:p>
          </table:table-cell>
          <table:table-cell office:value-type="float" office:value="1600" calcext:value-type="float">
            <text:p>1600</text:p>
          </table:table-cell>
        </table:table-row>
        <table:table-row table:style-name="ro3">
          <table:table-cell office:value-type="string" calcext:value-type="string">
            <text:p>超库存传输-四号谷地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工艺耗能" table:target-range-address="工艺耗能.A1:工艺耗能.B1048576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fraction number:min-integer-digits="0" number:min-numerator-digits="1" loext:max-numerator-digits="1" number:min-denominator-digits="1" number:max-denominator-value="9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8">00/00/0000</text:date>, <text:time style:data-style-name="N2" text:time-value="17:49:43.9214456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6T06:43:13.845541702</meta:creation-date>
    <dc:date>2026-02-08T22:40:54.711361644</dc:date>
    <meta:editing-duration>PT7H29M55S</meta:editing-duration>
    <meta:editing-cycles>34</meta:editing-cycles>
    <meta:generator>LibreOffice/25.2.7.2$Linux_X86_64 LibreOffice_project/520$Build-2</meta:generator>
    <meta:document-statistic meta:table-count="3" meta:cell-count="614" meta:object-count="0"/>
  </office:meta>
</office:document-meta>
</file>